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02c203"/>
    </style:style>
    <style:style style:name="P2" style:family="paragraph" style:parent-style-name="Heading_20_1">
      <style:paragraph-properties fo:margin-top="0in" fo:margin-bottom="0in" style:contextual-spacing="fals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margin-top="0in" fo:margin-bottom="0.1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.0598in" style:contextual-spacing="false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.0598in" style:contextual-spacing="false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.0402in" style:contextual-spacing="false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2" style:family="paragraph" style:parent-style-name="Text_20_body">
      <style:paragraph-properties fo:margin-top="0in" fo:margin-bottom="0in" style:contextual-spacing="false"/>
    </style:style>
    <style:style style:name="P13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14" style:family="paragraph" style:parent-style-name="Text_20_body">
      <style:paragraph-properties fo:margin-top="0in" fo:margin-bottom="0.0799in" style:contextual-spacing="false"/>
    </style:style>
    <style:style style:name="P15" style:family="paragraph" style:parent-style-name="Text_20_body">
      <style:paragraph-properties fo:margin-top="0in" fo:margin-bottom="0.0598in" style:contextual-spacing="false"/>
    </style:style>
    <style:style style:name="P16" style:family="paragraph" style:parent-style-name="Text_20_body">
      <style:paragraph-properties fo:margin-top="0in" fo:margin-bottom="0in" style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margin-top="0.0799in" fo:margin-bottom="0in" style:contextual-spacing="false"/>
    </style:style>
    <style:style style:name="P1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2c203" style:font-style-asian="italic" style:font-weight-asian="bold" style:font-style-complex="italic" style:font-weight-complex="bold"/>
    </style:style>
    <style:style style:name="T6" style:family="text">
      <style:text-properties officeooo:rsid="0002c203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2226. Maximum Candies Allocated to K Children</text:h>
      <text:p text:style-name="P6">You are given a <text:span text:style-name="Strong_20_Emphasis"><text:span text:style-name="T1">0-indexed</text:span></text:span> integer array <text:span text:style-name="Source_20_Text"><text:span text:style-name="T2">candies</text:span></text:span>. Each element in the array denotes a pile of candies of size <text:span text:style-name="Source_20_Text"><text:span text:style-name="T2">candies[i]</text:span></text:span>. You can divide each pile into any number of <text:span text:style-name="Strong_20_Emphasis"><text:span text:style-name="T1">sub piles</text:span></text:span>, but you <text:span text:style-name="Strong_20_Emphasis"><text:span text:style-name="T1">cannot</text:span></text:span> merge two piles together.</text:p>
      <text:p text:style-name="P9">You are also given an integer <text:span text:style-name="Source_20_Text"><text:span text:style-name="T2">k</text:span></text:span>. You should allocate piles of candies to <text:span text:style-name="Source_20_Text"><text:span text:style-name="T2">k</text:span></text:span> children such that each child gets the <text:span text:style-name="Strong_20_Emphasis"><text:span text:style-name="T1">same</text:span></text:span> number of candies. Each child can be allocated candies from <text:span text:style-name="Strong_20_Emphasis"><text:span text:style-name="T1">only one</text:span></text:span> pile of candies and some piles of candies may go unused.</text:p>
      <text:p text:style-name="P7">Return <text:span text:style-name="Emphasis"><text:span text:style-name="T1">the </text:span></text:span><text:span text:style-name="Emphasis"><text:span text:style-name="Strong_20_Emphasis"><text:span text:style-name="T1">maximum number of candies</text:span></text:span></text:span><text:span text:style-name="Emphasis"><text:span text:style-name="T1"> each child can get.</text:span></text:span></text:p>
      <text:p text:style-name="P9"><text:span text:style-name="Strong_20_Emphasis"><text:span text:style-name="T1">Example 1:</text:span></text:span></text:p>
      <text:p text:style-name="P3"><text:span text:style-name="Strong_20_Emphasis"><text:span text:style-name="T1">Input:</text:span></text:span> candies = [5,8,6], k = 3</text:p>
      <text:p text:style-name="P3"><text:span text:style-name="Strong_20_Emphasis"><text:span text:style-name="T1">Output:</text:span></text:span> 5</text:p>
      <text:p text:style-name="P4"><text:span text:style-name="Strong_20_Emphasis"><text:span text:style-name="T1">Explanation:</text:span></text:span> We can divide candies[1] into 2 piles of size 5 and 3, and candies[2] into 2 piles of size 5 and 1. We now have five piles of candies of sizes 5, 5, 3, 5, and 1. We can allocate the 3 piles of size 5 to 3 children. It can be proven that each child cannot receive more than 5 candies.</text:p>
      <text:p text:style-name="P9"><text:span text:style-name="Strong_20_Emphasis"><text:span text:style-name="T1">Example 2:</text:span></text:span></text:p>
      <text:p text:style-name="P3"><text:span text:style-name="Strong_20_Emphasis"><text:span text:style-name="T1">Input:</text:span></text:span> candies = [2,5], k = 11</text:p>
      <text:p text:style-name="P3"><text:span text:style-name="Strong_20_Emphasis"><text:span text:style-name="T1">Output:</text:span></text:span> 0</text:p>
      <text:p text:style-name="P5"><text:span text:style-name="Strong_20_Emphasis"><text:span text:style-name="T1">Explanation:</text:span></text:span> There are 11 children but only 7 candies in total, so it is impossible to ensure each child receives at least one candy. Thus, each child gets no candy and the answer is 0.</text:p>
      <text:p text:style-name="P8"><text:span text:style-name="Strong_20_Emphasis"><text:span text:style-name="T1">Constraints:</text:span></text:span></text:p>
      <text:list text:style-name="L1">
        <text:list-item>
          <text:p text:style-name="P10"><text:span text:style-name="Source_20_Text"><text:span text:style-name="T1"><draw:frame draw:style-name="fr1" draw:name="Object1" text:anchor-type="as-char" svg:y="-0.2161in" svg:width="2.1335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0"><text:span text:style-name="Source_20_Text"><text:span text:style-name="T1"><draw:frame draw:style-name="fr1" draw:name="Object2" text:anchor-type="as-char" svg:y="-0.2161in" svg:width="1.7327in" svg:height="0.2689in" draw:z-index="1"><draw:object xlink:href="./Object 2" xlink:type="simple" xlink:show="embed" xlink:actuate="onLoad"/><draw:image xlink:href="./ObjectReplacements/Object 2" xlink:type="simple" xlink:show="embed" xlink:actuate="onLoad"/></draw:frame></text:span></text:span></text:p>
        </text:list-item>
        <text:list-item>
          <text:p text:style-name="P11"><text:span text:style-name="Source_20_Text"><text:span text:style-name="T1"><draw:frame draw:style-name="fr1" draw:name="Object3" text:anchor-type="as-char" svg:y="-0.2161in" svg:width="1.0409in" svg:height="0.261in" draw:z-index="2"><draw:object xlink:href="./Object 3" xlink:type="simple" xlink:show="embed" xlink:actuate="onLoad"/><draw:image xlink:href="./ObjectReplacements/Object 3" xlink:type="simple" xlink:show="embed" xlink:actuate="onLoad"/></draw:frame></text:span></text:span></text:p>
        </text:list-item>
      </text:list>
      <text:h text:style-name="Heading_20_3" text:outline-level="3"><text:bookmark text:name="overview"/>Overview</text:h>
      <text:p text:style-name="P6">We are given an array called <text:span text:style-name="Source_20_Text"><text:span text:style-name="T1">candies</text:span></text:span>, where each element <text:span text:style-name="Source_20_Text"><text:span text:style-name="T1">candies[i]</text:span></text:span> represents the number of candies in the <text:span text:style-name="Source_20_Text"><text:span text:style-name="T1">i-th</text:span></text:span> pile. We also have an integer <text:span text:style-name="Source_20_Text"><text:span text:style-name="T1">k</text:span></text:span>, which denotes the number of children we must give candies to. Our goal is to find the greatest number of candies each child can get, following these rules:</text:p>
      <text:list text:style-name="L2">
        <text:list-item>
          <text:p text:style-name="P19">Each child must get the same number of candies.</text:p>
        </text:list-item>
        <text:list-item>
          <text:p text:style-name="P20">Each child's candies must come from just one pile. We can divide candies from a pile among multiple children, but we cannot combine candies from different piles for one child.</text:p>
        </text:list-item>
      </text:list>
      <text:p text:style-name="P6">Note that we do not have to use all the candies from any given pile—some candies from a pile or even entire piles may remain unused.</text:p>
      <text:p text:style-name="P6">To better understand the task, let's go through an example.</text:p>
      <text:h text:style-name="P1" text:outline-level="1"><text:soft-page-break/>2226. Maximum Candies Allocated to K Children</text:h>
      <text:p text:style-name="P12">/*</text:p>
      <text:p text:style-name="P12"><text:s text:c="4"/><text:span text:style-name="T4">Binary search on the answer</text:span></text:p>
      <text:p text:style-name="P12"><text:s text:c="4"/>Time complexity: O(<text:span text:style-name="T6">n+</text:span>n log hi)</text:p>
      <text:p text:style-name="P12"><text:s text:c="4"/>Space complexity: O(1)</text:p>
      <text:p text:style-name="P12">*/</text:p>
      <text:p text:style-name="P12">typedef long long ll;</text:p>
      <text:p text:style-name="P12">class Solution {</text:p>
      <text:p text:style-name="P12"><text:s text:c="4"/>public:</text:p>
      <text:p text:style-name="P12"><text:s text:c="8"/>int maximumCandies(vector&lt;int&gt;&amp; candies_piles, ll k) { <text:s text:c="11"/></text:p>
      <text:p text:style-name="P12"><text:s text:c="12"/><text:span text:style-name="T4">// Get the highest value in the list of candies piles</text:span></text:p>
      <text:p text:style-name="P14"><text:s text:c="12"/>int hi=*std::max_element(candies_piles.begin(),candies_piles.end()); <text:s text:c="11"/></text:p>
      <text:p text:style-name="P13"><text:s text:c="7"/><text:span text:style-name="T4"><text:s text:c="5"/>// Function to check if we can allocate amount of value of candies,</text:span></text:p>
      <text:p text:style-name="P17"><text:s text:c="12"/>// `candies_number` to k children</text:p>
      <text:p text:style-name="P13"><text:s text:c="12"/>auto is_possible=[&amp;](int candies_number)-&gt;bool{</text:p>
      <text:p text:style-name="P13"><text:s text:c="16"/>ll nb_candies=0;</text:p>
      <text:p text:style-name="P13"><text:s text:c="16"/>for(auto&amp; candies: candies_piles){</text:p>
      <text:p text:style-name="P13"><text:s text:c="20"/>nb_candies+=candies*1ll/candies_number;</text:p>
      <text:p text:style-name="P13"><text:s text:c="20"/>if(nb_candies&gt;=k) return true; </text:p>
      <text:p text:style-name="P13"><text:s text:c="16"/>}</text:p>
      <text:p text:style-name="P13"><text:s text:c="16"/>return false;</text:p>
      <text:p text:style-name="P13"><text:s text:c="12"/>};</text:p>
      <text:p text:style-name="P18"><text:s text:c="10"/><text:span text:style-name="T4"><text:s text:c="2"/>// Using binary sea</text:span><text:span text:style-name="T5">r</text:span><text:span text:style-name="T4">ch, look for the greatest number of candies that</text:span></text:p>
      <text:p text:style-name="P16"><text:s text:c="12"/>// could be possible to be allocate to the k children</text:p>
      <text:p text:style-name="P12"><text:s text:c="12"/>int lo=1;</text:p>
      <text:p text:style-name="P12"><text:s text:c="12"/>while(lo&lt;=hi){</text:p>
      <text:p text:style-name="P12"><text:s text:c="16"/>int candies_number=(lo+hi)&gt;&gt;1;</text:p>
      <text:p text:style-name="P12"><text:s text:c="15"/><text:span text:style-name="T4"><text:s/>// If it is possible, search further </text:span></text:p>
      <text:p text:style-name="P12"><text:s text:c="16"/>if(is_possible(candies_number)) lo=candies_number+1;</text:p>
      <text:p text:style-name="P18"><text:s text:c="16"/><text:span text:style-name="T4">// Otherwise, go backward</text:span></text:p>
      <text:p text:style-name="P12"><text:s text:c="16"/>else hi=candies_number-1;</text:p>
      <text:p text:style-name="P15"><text:s text:c="12"/>}</text:p>
      <text:p text:style-name="P12"><text:s text:c="10"/><text:span text:style-name="T4"><text:s text:c="2"/>// -1, because it initialized to 1</text:span></text:p>
      <text:p text:style-name="P12"><text:s text:c="12"/>return lo-1; </text:p>
      <text:p text:style-name="P12"><text:s text:c="8"/>}</text:p>
      <text:p text:style-name="P12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8:01.796259301</meta:creation-date>
    <dc:date>2025-03-14T14:02:39.345113894</dc:date>
    <meta:editing-duration>PT34M37S</meta:editing-duration>
    <meta:editing-cycles>4</meta:editing-cycles>
    <meta:generator>LibreOffice/24.2.7.2$Linux_X86_64 LibreOffice_project/420$Build-2</meta:generator>
    <meta:document-statistic meta:table-count="0" meta:image-count="0" meta:object-count="3" meta:page-count="2" meta:paragraph-count="59" meta:word-count="498" meta:character-count="3274" meta:non-whitespace-character-count="2438"/>
  </office:meta>
</office:document-meta>
</file>

<file path=Object 1/content.xml><?xml version="1.0" encoding="utf-8"?>
<math xmlns="http://www.w3.org/1998/Math/MathML" display="block">
  <semantics>
    <mrow>
      <mrow>
        <mn>1</mn>
        <mo stretchy="false">≤</mo>
        <mi mathvariant="italic">candies</mi>
      </mrow>
      <mi>.</mi>
      <mrow>
        <mi mathvariant="italic">length</mi>
        <mo stretchy="false">≤</mo>
        <msup>
          <mn>10</mn>
          <mn>5</mn>
        </msup>
      </mrow>
    </mrow>
    <annotation encoding="StarMath 5.0">1 &lt;= candies.length &lt;= 10^5</annotation>
  </semantics>
</math>
</file>

<file path=Object 2/content.xml><?xml version="1.0" encoding="utf-8"?>
<math xmlns="http://www.w3.org/1998/Math/MathML" display="block">
  <semantics>
    <mrow>
      <mrow>
        <mn>1</mn>
        <mo stretchy="false">≤</mo>
        <mi mathvariant="italic">candies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≤</mo>
        <msup>
          <mn>10</mn>
          <mn>7</mn>
        </msup>
      </mrow>
    </mrow>
    <annotation encoding="StarMath 5.0">1 &lt;= candies[i] &lt;= 10^7</annotation>
  </semantics>
</math>
</file>

<file path=Object 3/content.xml><?xml version="1.0" encoding="utf-8"?>
<math xmlns="http://www.w3.org/1998/Math/MathML" display="block">
  <semantics>
    <mrow>
      <mn>1</mn>
      <mo stretchy="false">≤</mo>
      <mi>k</mi>
      <mo stretchy="false">≤</mo>
      <msup>
        <mn>10</mn>
        <mn>12</mn>
      </msup>
    </mrow>
    <annotation encoding="StarMath 5.0">1 &lt;= k &lt;= 10^12</annotation>
  </semantics>
</math>
</file>